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1"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2">
      <style:paragraph-properties fo:text-align="start" style:justify-single-word="false"/>
      <style:text-properties fo:color="#000000" fo:font-size="14pt" fo:font-weight="normal" style:font-size-asian="14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color="#ff3333"/>
    </style:style>
    <style:style style:name="T3" style:family="text">
      <style:text-properties fo:color="#ff3333" fo:font-style="italic" style:font-style-asian="italic" style:font-style-complex="italic"/>
    </style:style>
    <style:style style:name="T4" style:family="text">
      <style:text-properties fo:color="#ff3333" fo:font-size="14pt" fo:font-weight="normal" style:font-size-asian="14pt" style:font-weight-asian="normal" style:font-size-complex="14pt" style:font-weight-complex="normal"/>
    </style:style>
    <style:style style:name="T5" style:family="text">
      <style:text-properties fo:color="#ff3333" fo:font-style="normal" style:font-style-asian="normal" style:font-style-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color="#000000"/>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font-name="Times New Roman1" style:text-underline-style="none"/>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Echo</text:p>
      <text:p text:style-name="P2"/>
      <text:p text:style-name="P3">Tout le concept du projet Echo peut être résumé avec l'idée d'un mélange entre Wikileaks, Facebook et Twitter.</text:p>
      <text:p text:style-name="P3">Précisément, le site accueille des profils d'utilisateurs ayant complète responsabilités pour leur publications, qui, en se basant sur une certaine forme de moralité, peuvent jouir pleinement d'une liberté d'expression absolue envers n'importe qui.</text:p>
      <text:p text:style-name="P3"/>
      <text:p text:style-name="P3">La charte suivante décrit plus en détail le code éthique établi pour le projet :</text:p>
      <text:p text:style-name="P3"/>
      <text:list xml:id="list9111565579268410666" text:style-name="L1">
        <text:list-item>
          <text:list>
            <text:list-item>
              <text:list>
                <text:list-item>
                  <text:p text:style-name="P6">D'aucune manière, un poste ne doit inciter la haine envers un autre citoyen terrien.</text:p>
                </text:list-item>
                <text:list-item>
                  <text:p text:style-name="P6">Nous insistons qu'il est de votre responsabilité que votre contenu corresponde aux standards de la décence légale.</text:p>
                </text:list-item>
                <text:list-item>
                  <text:p text:style-name="P6"><text:s/>L'importance d'un unique compte fiable Dans-la-Vraie-Vie est vitale pour sécurité physique et virtuelle.</text:p>
                </text:list-item>
                <text:list-item>
                  <text:p text:style-name="P6"><text:s/>Vous vous apprêtez à obtenir un pouvoir avec lequel vous voudriez faire attention, s'il vous plaît soyez conscient des conséquences avant d'attenter la moindre chose sur le site.</text:p>
                </text:list-item>
                <text:list-item>
                  <text:p text:style-name="P6">Faites nous une faveur et lisez les quatre articles précédents chaque fois que vous entrez sur Echo.</text:p>
                </text:list-item>
              </text:list>
            </text:list-item>
          </text:list>
        </text:list-item>
      </text:list>
      <text:p text:style-name="P3"/>
      <text:p text:style-name="P3">La charte suivante décrit les règles de fonctionnement pour le projet Echo :</text:p>
      <text:p text:style-name="P3"><text:tab/><text:span text:style-name="T1">La mention </text:span><text:span text:style-name="T3">ECD</text:span><text:span text:style-name="T1"> est l'acronyme d'En Cours de Débat, et indique que la <text:tab/>déclaration a peu de chance de rester telle quelle.</text:span></text:p>
      <text:p text:style-name="P3"/>
      <text:list xml:id="list3902693608994259532" text:style-name="L2">
        <text:list-item>
          <text:list>
            <text:list-item>
              <text:list>
                <text:list-item>
                  <text:p text:style-name="P7">Les noms Dans-la-Vraie-Vie sont dissimulés aux autres utilisateurs uniquement si vous êtes ano. Il est fortement recommandé que votre pseudo ne puisse suggérer aucun lien en rapport avec votre identité en dehors du web.</text:p>
                </text:list-item>
                <text:list-item>
                  <text:p text:style-name="P7">N'importe quel utilisateur peut publier (n'importe quel <text:span text:style-name="T5">ECD</text:span><text:span text:style-name="T9">) contenu à propos de n'importe quel(le) personne / lieu / sujet en prenant conscience que le texte sera entièrement publique.</text:span></text:p>
                </text:list-item>
                <text:list-item>
                  <text:p text:style-name="P7">Toutes les publications contiennent un sondage de crédibilité ouvert à tous les utilisateurs pour qu'ils confirment ou refusent la déclaration. Ce système dérive du système des « Aime / N'aime pas » mais une étape supplémentaire y a été ajouté. Référez-vous à l'article 7 pour les détails sur le système de sondage.</text:p>
                </text:list-item>
                <text:list-item>
                  <text:p text:style-name="P7"><text:span text:style-name="T2">ECD</text:span> Une publication peut être formulée en tant que question au lieu d'une déclaration, le sondage précédent est gardé.</text:p>
                </text:list-item>
                <text:list-item>
                  <text:p text:style-name="P7">3 populations d'utilisateurs existent :</text:p>
                  <text:list>
                    <text:list-header>
                      <text:p text:style-name="P7">- Les Anonymes, qui ont très peu de droits, doivent subir une modération des mods pour publier quoique ce soit. Les Anos publient avec leur pseudo.</text:p>
                      <text:p text:style-name="P11"><text:soft-page-break/><text:span text:style-name="T8">-</text:span><text:span text:style-name="T4"> ECD</text:span><text:span text:style-name="T6"> Les Modérateurs bénéficient d'une priorité pour leurs publications (référez-vous à l'article 7), cependant ils peuvent perdre leur condition s'ils négligent trop leurs devoirs. Les Mods déchus deviennent des Pubs ; un Mod ne peut perdre sa condition que 3 fois. Les mods publient avec leur nom dans la vie réelle.</text:span></text:p>
                      <text:p text:style-name="P7">- Les Publiques sont la classe moyenne du projet, ils n'endurent aucun traitement spécial. Les Pubs publient avec leur nom dans la vie réelle.</text:p>
                    </text:list-header>
                  </text:list>
                </text:list-item>
                <text:list-item>
                  <text:p text:style-name="P7"><text:span text:style-name="T2">ECD </text:span><text:span text:style-name="T7">N'importe qui peut publier un commentaire sur n'importe quelle publication.</text:span></text:p>
                </text:list-item>
                <text:list-item>
                  <text:p text:style-name="P7">Un tout nouveau concept de Réputation a été ajouté. La concurrence a été introduite par ce biais. Tous les utilisateurs, peu importe leur population, possèdent un score basé sur la moyenne des aime et n'aime pas des sondages de toutes leurs publications (commentaires <text:span text:style-name="T2">ECD</text:span><text:span text:style-name="T7">) jamais faites. Les nouvelles publications sont classées avec la réputation actuelle de leur auteur (seul l'avantage des mods peut surpasser le classement en ayant un boost de réputation du à leur condition).</text:span></text:p>
                </text:list-item>
                <text:list-item>
                  <text:p text:style-name="P12">Les publications sont rangées par nouvelle région d'abord, puis par département et enfin par canton.</text:p>
                </text:list-item>
                <text:list-item>
                  <text:p text:style-name="P7"><text:span text:style-name="T7">Les publications doivent disposer d'au moins (2 </text:span><text:span text:style-name="T2">ECD</text:span><text:span text:style-name="T7">) hashtags pour définir des thèmes. Le nombre de hashtags ne peut excéder (10 </text:span><text:span text:style-name="T2">ECD</text:span><text:span text:style-name="T7">). Un outil sera ajouté pour rechercher/classer par hashtag.</text:span></text:p>
                </text:list-item>
              </text:list>
            </text:list-item>
          </text:list>
        </text:list-item>
      </text:list>
      <text:p text:style-name="P3"/>
      <text:p text:style-name="P4">Problèmes :</text:p>
      <text:p text:style-name="P4"/>
      <text:p text:style-name="P3"><text:tab/>Les principaux problèmes rencontrés jusqu'ici :</text:p>
      <text:list xml:id="list4245340758373165383" text:style-name="L3">
        <text:list-item>
          <text:list>
            <text:list-item>
              <text:list>
                <text:list-item>
                  <text:p text:style-name="P8">Le vrai problème sera la cyber-identité, il n'y a, actuellement, aucun moyen sûr de garantir une correspondance entre les personnes virtuelles et réelles.</text:p>
                </text:list-item>
                <text:list-item>
                  <text:p text:style-name="P8">Un problème auxiliaire résultant de celui ci-dessus est la fraude massive que cela impliquera. Des mesures sont prises pour résoudre ceci.</text:p>
                </text:list-item>
                <text:list-item>
                  <text:p text:style-name="P8">Un autre problème consiste en l'énorme pouvoir que les utilisateurs obtiendront. Nous avons été concernés qu'une quantité non-négligeable de dérives se produira. Cependant, ce problème est pris en charge grâce à des solutions de modération en cours de recherche &amp; développement.</text:p>
                </text:list-item>
                <text:list-item>
                  <text:p text:style-name="P8">Afin de prévenir d'autres problèmes, qui seront mis à jour à chaque version de ce projet, la recherche sur la cyber-psychologie et la cyber-sociologie est en cours.</text:p>
                </text:list-item>
              </text:list>
            </text:list-item>
          </text:list>
        </text:list-item>
      </text:list>
      <text:p text:style-name="P3"/>
      <text:p text:style-name="P3"/>
      <text:p text:style-name="P4">Sources de solutions :</text:p>
      <text:p text:style-name="P5"/>
      <text:list xml:id="list4192103595176676268" text:style-name="L4">
        <text:list-item>
          <text:list>
            <text:list-item>
              <text:p text:style-name="P10">«Réputation » : cette solution a été introduite en tant que première par Mana afin d'établir une incitation. La réputation est une notion dérivée de Twitter <text:soft-page-break/>rendue cruelle. Le concept apporte deux aspects : tout d'abord les utilisateurs sont incités à plaire à la foule et donc ils se modère en vertu du politiquement correct.</text:p>
              <text:p text:style-name="P10">Les dérives évidentes sont peu importantes comparées à l'apaisement que l'idée apporte mais sont décrites ici : une « over-friendliness » (comprenez abus de complaisance) globale et quelques contenus immoraux mais populaires. Ces derniers sont typiquement des problèmes sociaux connus que d'autres réseaux sociaux connaissent tous les jours.</text:p>
            </text:list-item>
          </text:list>
        </text:list-item>
      </text:list>
      <text:p text:style-name="P5"/>
      <text:list xml:id="list40699235" text:continue-numbering="true" text:style-name="L4">
        <text:list-item>
          <text:list>
            <text:list-item>
              <text:p text:style-name="P10">« Populations » : cette solution a été introduite en tant que seconde par Mana afin d'établir une vraie décision. Les populations sont une toute nouvelle notion : les utilisateurs peuvent décider n'importe quand s'ils veulent passer anonyme ou publique. Chaque population offre des avantages et des inconvénients et doit être soumis à une équilibration implicite à l'aide de mesures attractives et répulsives ; bien que certaines conditions sont définitivement fixes. Une troisième sorte de population a été ajoutée par Alex dans le but d'équilibrer les pour et contre d'un tel système : e Modérateur bénéficie d'immenses responsabilités et d'immenses avantages comparés aux autres populations. Le résultat combiné des deux idées permet une satisfaction global car les Publiques pourraient trouver ennuyeux de devoir avoir à modérer les Anonymes troll et haineux.</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evise :</text:p>
      <text:p text:style-name="P4"/>
      <text:p text:style-name="P3">«<text:span text:style-name="T1"> fama inodora est, doxa non est</text:span> » (« La célébrité est inodore, la réputation ne l'est pas »)</text:p>
      <text:p text:style-name="P3"/>
      <text:p text:style-name="P4">URL :</text:p>
      <text:p text:style-name="P4"/>
      <text:p text:style-name="P3"><text:a xlink:type="simple" xlink:href="http://www.echo-fr.com/" text:style-name="Internet_20_link" text:visited-style-name="Visited_20_Internet_20_Link">http://www.echo-fr.com</text:a></text:p>
      <text:p text:style-name="P3"/>
      <text:p text:style-name="P4">Logo :</text:p>
      <text:p text:style-name="P4"/>
      <text:p text:style-name="P3">JPG format</text:p>
      <text:p text:style-name="P3">900 x 900</text:p>
      <text:p text:style-name="P3">Une série de vagues noires unidirectionnelles sur un fond bleu, le mot stylisé « Echo » et 4 notes de musique sur une partition peuvent être respectivement discernées : do, la, ré, fa.</text:p>
      <text:p text:style-name="P3"><text:tab/><text:span text:style-name="T10">Symbolique </text:span><text:span text:style-name="T12">: Selon Plutarque, les sept voyelles réfèrent aux sept dieux <text:tab/>planétaires et aux notes de musique, Mercure représente la note E (do), Venus</text:span></text:p>
      <text:p text:style-name="P3"><text:span text:style-name="T12"><text:tab/>représente la note H (la), Mars représente la note O (ré) et Saturne représente la <text:tab/>note </text:span><text:span text:style-name="T11">Ω</text:span><text:span text:style-name="T12"> etc...</text:span></text:p>
      <text:p text:style-name="P5"><text:tab/>Les 4 notes représentent les 4 lettre dans « ECHO ». La seule astuce ici utilisée <text:tab/>consiste en une rotation à angle-droit dans le sens inverse des aiguiles d'une<text:tab/> <text:tab/>montre pour créer le 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9T12:28:06.62</meta:creation-date>
    <dc:date>2015-11-22T20:52:54.13</dc:date>
    <meta:editing-duration>PT2H59M34S</meta:editing-duration>
    <meta:editing-cycles>6</meta:editing-cycles>
    <meta:generator>OpenOffice/4.1.1$Win32 OpenOffice.org_project/411m6$Build-9775</meta:generator>
    <meta:document-statistic meta:table-count="0" meta:image-count="0" meta:object-count="0" meta:page-count="4" meta:paragraph-count="44" meta:word-count="1083" meta:character-count="6722"/>
  </office:meta>
</office:document-meta>
</file>